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3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93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verline-style="solid" style:text-overline-type="double" style:text-overline-width="auto" style:text-overline-color="#ff3333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99"/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user_login_sheet" table:style-name="ta1">
        <office:forms form:automatic-focus="false" form:apply-design-mode="false">
          <form:form form:name="CompanyBroke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BrokerList" form:control-implementation="ooo:com.sun.star.form.component.ListBox" xml:id="control1" form:id="control1" form:dropdown="true" form:size="20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"/>
              </form:properties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</form:listbox>
            <form:button form:name="Login" form:control-implementation="ooo:com.sun.star.form.component.CommandButton" xml:id="control2" form:id="control2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ds_python_script.py$StartClient?language=Python&amp;location=share" xlink:type="simple"/>
              </office:event-listeners>
            </form:button>
          </form:form>
        </office:forms>
        <table:shapes>
          <draw:control draw:z-index="0" draw:name="BrokerList" draw:text-style-name="P1" svg:width="0.8748in" svg:height="0.1921in" svg:x="1.2862in" svg:y="1.1012in" draw:control="control1">
            <svg:title>Company broker list</svg:title>
            <svg:desc>Select one of the brokers from the list.</svg:desc>
          </draw:control>
          <draw:control draw:z-index="1" draw:name="Login" draw:text-style-name="P2" svg:width="2.1512in" svg:height="0.1567in" svg:x="0.0142in" svg:y="1.4709in" draw:control="control2">
            <svg:title>Login</svg:title>
            <svg:desc>Click to login.</svg:desc>
          </draw:control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Welcome to Portfolio Analysis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This template is a simple interface into the portfolio analysis server. Enter your username, password and the broker to get started. 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erver URL</text:p>
          </table:table-cell>
          <table:table-cell office:value-type="string" calcext:value-type="string">
            <text:p>ws://localhost:3000/chat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The Python version is 3.4.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/usr/bin/python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roker/Company</text:p>
          </table:table-cell>
          <table:table-cell table:number-columns-repeated="11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Finished processing login</text:p>
          </table:table-cell>
          <table:table-cell table:number-columns-repeated="9"/>
        </table:table-row>
        <table:table-row table:style-name="ro2" table:number-rows-repeated="4">
          <table:table-cell table:number-columns-repeated="12"/>
        </table:table-row>
        <table:table-row table:style-name="ro2">
          <table:table-cell office:value-type="string" calcext:value-type="string">
            <text:p>Use SSL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Using TRUE</text:p>
          </table:table-cell>
          <table:table-cell table:number-columns-repeated="10"/>
        </table:table-row>
        <table:table-row table:style-name="ro2" table:number-rows-repeated="5">
          <table:table-cell table:number-columns-repeated="12"/>
        </table:table-row>
        <table:table-row table:style-name="ro2">
          <table:table-cell office:value-type="string" calcext:value-type="string">
            <text:p>Note: Please dont rearrange the built-in fields on this sheet. Add a different sheet to do anything specific to your needs. Or give us a shout: we will add them for you.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/>
            <text:p>Traceback (most recent call last):</text:p>
            <text:p>  File "/usr/lib/libreoffice/share/Scripts/python/ods_python_script.py", line 625, in ccarLoop</text:p>
            <text:p>    response = yield from  websocket.recv()</text:p>
            <text:p>  File "/usr/lib/python3.4/asyncio/coroutines.py", line 79, in __next__</text:p>
            <text:p>    return next(self.gen)</text:p>
            <text:p>  File "/usr/local/lib/python3.4/dist-packages/websockets/protocol.py", line 296, in recv</text:p>
            <text:p>    raise ConnectionClosed(self.close_code, self.close_reason)</text:p>
            <text:p>websockets.exceptions.ConnectionClosed: WebSocket connection is closed: code = 1006, no reason.</text:p>
            <text:p/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Keep alive timer (in seconds)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2" table:number-rows-repeated="2">
          <table:table-cell table:number-columns-repeated="12"/>
        </table:table-row>
        <table:table-row table:style-name="ro1">
          <table:table-cell table:style-name="ce2" office:value-type="string" calcext:value-type="string" table:number-columns-spanned="10" table:number-rows-spanned="1">
            <text:p>Last Error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table:style-name="ce3" table:number-columns-spanned="12" table:number-rows-spanned="1"/>
          <table:covered-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4" table:number-columns-spanned="10" table:number-rows-spanned="1"/>
          <table:covered-table-cell table:number-columns-repeated="9"/>
          <table:table-cell table:number-columns-repeated="2"/>
        </table:table-row>
      </table:table>
      <table:table table:name="portfolio_analysis_sheet" table:style-name="ta1">
        <office:forms form:automatic-focus="false" form:apply-design-mode="false"/>
        <table:table-column table:style-name="co2" table:default-cell-style-name="Default"/>
        <table:table-row table:style-name="ro2">
          <table:table-cell/>
        </table:table-row>
      </table:table>
      <table:table table:name="InfoWorkSheet" table:style-name="ta1">
        <office:forms form:automatic-focus="false" form:apply-design-mode="false"/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Server response &lt;--{"Right":{"commandType":"Login","loginStatus":"UserExists","login":{"lastLoginTime":"2015-11-16T13:18:52.658Z","lastName":"test","locale":null,"password":"test","firstName":"test","nickName":"test"}}}</text:p>
          </table:table-cell>
        </table:table-row>
        <table:table-row table:style-name="ro2">
          <table:table-cell office:value-type="string" calcext:value-type="string">
            <text:p>Handling login response: {'login': {'password': 'test', 'locale': None, 'nickName': 'test', 'firstName': 'test', 'lastLoginTime': '2015-11-16T13:18:52.658Z', 'lastName': 'test'}, 'loginStatus': 'UserExists', 'commandType': 'Login'}</text:p>
          </table:table-cell>
        </table:table-row>
        <table:table-row table:style-name="ro2">
          <table:table-cell office:value-type="string" calcext:value-type="string">
            <text:p>Reply --&gt; {'nickName': 'test', 'userName': 'test', 'commandType': 'UserLoggedIn'}</text:p>
          </table:table-cell>
        </table:table-row>
        <table:table-row table:style-name="ro2">
          <table:table-cell office:value-type="string" calcext:value-type="string">
            <text:p>Server response &lt;--{"userName":"test","commandType":"UserLoggedIn"}</text:p>
          </table:table-cell>
        </table:table-row>
        <table:table-row table:style-name="ro2">
          <table:table-cell office:value-type="string" calcext:value-type="string">
            <text:p>Processing sending select all companies {'userName': 'test', 'commandType': 'UserLoggedIn'}</text:p>
          </table:table-cell>
        </table:table-row>
        <table:table-row table:style-name="ro2">
          <table:table-cell office:value-type="string" calcext:value-type="string">
            <text:p>Reply --&gt; {'nickName': 'test', 'commandType': 'SelectAllCompanies'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@test.org","from":"test@test.org","commandType":"SendMessage","privateMessage":"This is the first message","sentTime":"2015-03-29T17:03:29.740Z"}</text:p>
          </table:table-cell>
        </table:table-row>
        <table:table-row table:style-name="ro2">
          <table:table-cell office:value-type="string" calcext:value-type="string">
            <text:p>Not handling {'sentTime': '2015-03-29T17:03:29.740Z', 'commandType': 'SendMessage', 'privateMessage': 'This is the first message', 'destination': {'tag': 'Broadcast', 'contents': []}, 'from': 'test@test.org', 'to': 'test@test.or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@test.org","from":"test@test.org","commandType":"SendMessage","privateMessage":"This is the first message","sentTime":"2015-03-29T17:03:29.740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@test.org","from":"test@test.org","commandType":"SendMessage","privateMessage":"This is the second message","sentTime":"2015-03-29T23:18:39.762Z"}</text:p>
          </table:table-cell>
        </table:table-row>
        <table:table-row table:style-name="ro2">
          <table:table-cell office:value-type="string" calcext:value-type="string">
            <text:p>Not handling {'sentTime': '2015-03-29T23:18:39.762Z', 'commandType': 'SendMessage', 'privateMessage': 'This is the second message', 'destination': {'tag': 'Broadcast', 'contents': []}, 'from': 'test@test.org', 'to': 'test@test.or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@test.org","from":"test@test.org","commandType":"SendMessage","privateMessage":"This is the second message","sentTime":"2015-03-29T23:18:39.762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","sentTime":"2015-03-31T03:05:10.166Z"}</text:p>
          </table:table-cell>
        </table:table-row>
        <table:table-row table:style-name="ro2">
          <table:table-cell office:value-type="string" calcext:value-type="string">
            <text:p>Not handling {'sentTime': '2015-03-31T03:05:10.166Z', 'commandType': 'SendMessage', 'privateMessage': '', 'destination': {'tag': 'Broadcast', 'contents': []}, 'from': 'test', 'to': 'test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","sentTime":"2015-03-31T03:05:10.166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more testing","sentTime":"2015-03-31T04:28:28.589Z"}</text:p>
          </table:table-cell>
        </table:table-row>
        <table:table-row table:style-name="ro2">
          <table:table-cell office:value-type="string" calcext:value-type="string">
            <text:p>Not handling {'sentTime': '2015-03-31T04:28:28.589Z', 'commandType': 'SendMessage', 'privateMessage': 'more testing', 'destination': {'tag': 'Broadcast', 'contents': []}, 'from': 'test', 'to': 'test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more testing","sentTime":"2015-03-31T04:28:28.589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","from":"","commandType":"SendMessage","privateMessage":"Hello","sentTime":"2015-04-01T03:53:49.520Z"}</text:p>
          </table:table-cell>
        </table:table-row>
        <table:table-row table:style-name="ro2">
          <table:table-cell office:value-type="string" calcext:value-type="string">
            <text:p>Not handling {'sentTime': '2015-04-01T03:53:49.520Z', 'commandType': 'SendMessage', 'privateMessage': 'Hello', 'destination': {'tag': 'Broadcast', 'contents': []}, 'from': '', 'to': '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","from":"","commandType":"SendMessage","privateMessage":"Hello","sentTime":"2015-04-01T03:53:49.520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some more tets","sentTime":"2015-04-01T04:08:37.627Z"}</text:p>
          </table:table-cell>
        </table:table-row>
        <table:table-row table:style-name="ro2">
          <table:table-cell office:value-type="string" calcext:value-type="string">
            <text:p>Not handling {'sentTime': '2015-04-01T04:08:37.627Z', 'commandType': 'SendMessage', 'privateMessage': 'some more tets', 'destination': {'tag': 'Broadcast', 'contents': []}, 'from': 'test', 'to': 'test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some more tets","sentTime":"2015-04-01T04:08:37.627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anothe rtest","sentTime":"2015-04-01T04:08:40.899Z"}</text:p>
          </table:table-cell>
        </table:table-row>
        <table:table-row table:style-name="ro2">
          <table:table-cell office:value-type="string" calcext:value-type="string">
            <text:p>Not handling {'sentTime': '2015-04-01T04:08:40.899Z', 'commandType': 'SendMessage', 'privateMessage': 'anothe rtest', 'destination': {'tag': 'Broadcast', 'contents': []}, 'from': 'test', 'to': 'test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anothe rtest","sentTime":"2015-04-01T04:08:40.899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spellcheck would be nice.","sentTime":"2015-04-01T04:08:45.377Z"}</text:p>
          </table:table-cell>
        </table:table-row>
        <table:table-row table:style-name="ro2">
          <table:table-cell office:value-type="string" calcext:value-type="string">
            <text:p>Not handling {'sentTime': '2015-04-01T04:08:45.377Z', 'commandType': 'SendMessage', 'privateMessage': 'spellcheck would be nice.', 'destination': {'tag': 'Broadcast', 'contents': []}, 'from': 'test', 'to': 'test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spellcheck would be nice.","sentTime":"2015-04-01T04:08:45.377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abc","from":"abc","commandType":"SendMessage","privateMessage":"Hi","sentTime":"2015-04-01T13:08:56.560Z"}</text:p>
          </table:table-cell>
        </table:table-row>
        <table:table-row table:style-name="ro2">
          <table:table-cell office:value-type="string" calcext:value-type="string">
            <text:p>Not handling {'sentTime': '2015-04-01T13:08:56.560Z', 'commandType': 'SendMessage', 'privateMessage': 'Hi', 'destination': {'tag': 'Broadcast', 'contents': []}, 'from': 'abc', 'to': 'abc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abc","from":"abc","commandType":"SendMessage","privateMessage":"Hi","sentTime":"2015-04-01T13:08:56.560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dinkar","from":"dinkar","commandType":"SendMessage","privateMessage":"hi from me","sentTime":"2015-04-01T13:14:57.926Z"}</text:p>
          </table:table-cell>
        </table:table-row>
        <table:table-row table:style-name="ro2">
          <table:table-cell office:value-type="string" calcext:value-type="string">
            <text:p>Not handling {'sentTime': '2015-04-01T13:14:57.926Z', 'commandType': 'SendMessage', 'privateMessage': 'hi from me', 'destination': {'tag': 'Broadcast', 'contents': []}, 'from': 'dinkar', 'to': 'dinkar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i from me","sentTime":"2015-04-01T13:14:57.926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i am in again","sentTime":"2015-04-01T13:15:22.885Z"}</text:p>
          </table:table-cell>
        </table:table-row>
        <table:table-row table:style-name="ro2">
          <table:table-cell office:value-type="string" calcext:value-type="string">
            <text:p>Not handling {'sentTime': '2015-04-01T13:15:22.885Z', 'commandType': 'SendMessage', 'privateMessage': 'i am in again', 'destination': {'tag': 'Broadcast', 'contents': []}, 'from': 'test', 'to': 'test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i am in again","sentTime":"2015-04-01T13:15:22.885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dinkar","from":"dinkar","commandType":"SendMessage","privateMessage":"duplicates","sentTime":"2015-04-01T13:15:43.149Z"}</text:p>
          </table:table-cell>
        </table:table-row>
        <table:table-row table:style-name="ro2">
          <table:table-cell office:value-type="string" calcext:value-type="string">
            <text:p>Not handling {'sentTime': '2015-04-01T13:15:43.149Z', 'commandType': 'SendMessage', 'privateMessage': 'duplicates', 'destination': {'tag': 'Broadcast', 'contents': []}, 'from': 'dinkar', 'to': 'dinkar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duplicates","sentTime":"2015-04-01T13:15:43.149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jeff","from":"jeff","commandType":"SendMessage","privateMessage":"Hell","sentTime":"2015-04-02T11:24:25.463Z"}</text:p>
          </table:table-cell>
        </table:table-row>
        <table:table-row table:style-name="ro2">
          <table:table-cell office:value-type="string" calcext:value-type="string">
            <text:p>Not handling {'sentTime': '2015-04-02T11:24:25.463Z', 'commandType': 'SendMessage', 'privateMessage': 'Hell', 'destination': {'tag': 'Broadcast', 'contents': []}, 'from': 'jeff', 'to': 'jeff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jeff","from":"jeff","commandType":"SendMessage","privateMessage":"Hell","sentTime":"2015-04-02T11:24:25.463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ets","from":"ets","commandType":"SendMessage","privateMessage":"aouuou","sentTime":"2015-04-04T00:03:57.037Z"}</text:p>
          </table:table-cell>
        </table:table-row>
        <table:table-row table:style-name="ro2">
          <table:table-cell office:value-type="string" calcext:value-type="string">
            <text:p>Not handling {'sentTime': '2015-04-04T00:03:57.037Z', 'commandType': 'SendMessage', 'privateMessage': 'aouuou', 'destination': {'tag': 'Broadcast', 'contents': []}, 'from': 'ets', 'to': 'ets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ets","from":"ets","commandType":"SendMessage","privateMessage":"aouuou","sentTime":"2015-04-04T00:03:57.037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abcd","from":"abcd","commandType":"SendMessage","privateMessage":"hello","sentTime":"2015-04-07T23:28:04.516Z"}</text:p>
          </table:table-cell>
        </table:table-row>
        <table:table-row table:style-name="ro2">
          <table:table-cell office:value-type="string" calcext:value-type="string">
            <text:p>Not handling {'sentTime': '2015-04-07T23:28:04.516Z', 'commandType': 'SendMessage', 'privateMessage': 'hello', 'destination': {'tag': 'Broadcast', 'contents': []}, 'from': 'abcd', 'to': 'abcd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abcd","from":"abcd","commandType":"SendMessage","privateMessage":"hello","sentTime":"2015-04-07T23:28:04.516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","sentTime":"2015-04-14T23:24:35.869Z"}</text:p>
          </table:table-cell>
        </table:table-row>
        <table:table-row table:style-name="ro2">
          <table:table-cell office:value-type="string" calcext:value-type="string">
            <text:p>Not handling {'sentTime': '2015-04-14T23:24:35.869Z', 'commandType': 'SendMessage', 'privateMessage': 'hi', 'destination': {'tag': 'Broadcast', 'contents': []}, 'from': 'test', 'to': 'test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04-14T23:24:35.869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","sentTime":"2015-04-14T23:24:43.462Z"}</text:p>
          </table:table-cell>
        </table:table-row>
        <table:table-row table:style-name="ro2">
          <table:table-cell office:value-type="string" calcext:value-type="string">
            <text:p>Not handling {'sentTime': '2015-04-14T23:24:43.462Z', 'commandType': 'SendMessage', 'privateMessage': 'hi', 'destination': {'tag': 'Broadcast', 'contents': []}, 'from': 'test', 'to': 'test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04-14T23:24:43.462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 again","sentTime":"2015-04-22T11:45:19.988Z"}</text:p>
          </table:table-cell>
        </table:table-row>
        <table:table-row table:style-name="ro2">
          <table:table-cell office:value-type="string" calcext:value-type="string">
            <text:p>Not handling {'sentTime': '2015-04-22T11:45:19.988Z', 'commandType': 'SendMessage', 'privateMessage': 'hi again', 'destination': {'tag': 'Broadcast', 'contents': []}, 'from': 'test', 'to': 'test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 again","sentTime":"2015-04-22T11:45:19.988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","sentTime":"2015-04-22T22:44:16.722Z"}</text:p>
          </table:table-cell>
        </table:table-row>
        <table:table-row table:style-name="ro2">
          <table:table-cell office:value-type="string" calcext:value-type="string">
            <text:p>Not handling {'sentTime': '2015-04-22T22:44:16.722Z', 'commandType': 'SendMessage', 'privateMessage': 'hi', 'destination': {'tag': 'Broadcast', 'contents': []}, 'from': 'test', 'to': 'test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04-22T22:44:16.722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 again","sentTime":"2015-04-23T23:31:18.373Z"}</text:p>
          </table:table-cell>
        </table:table-row>
        <table:table-row table:style-name="ro2">
          <table:table-cell office:value-type="string" calcext:value-type="string">
            <text:p>Not handling {'sentTime': '2015-04-23T23:31:18.373Z', 'commandType': 'SendMessage', 'privateMessage': 'hello again', 'destination': {'tag': 'Broadcast', 'contents': []}, 'from': 'test', 'to': 'test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 again","sentTime":"2015-04-23T23:31:18.373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test","sentTime":"2015-05-03T19:09:57.861Z"}</text:p>
          </table:table-cell>
        </table:table-row>
        <table:table-row table:style-name="ro2">
          <table:table-cell office:value-type="string" calcext:value-type="string">
            <text:p>Not handling {'sentTime': '2015-05-03T19:09:57.861Z', 'commandType': 'SendMessage', 'privateMessage': 'test', 'destination': {'tag': 'Broadcast', 'contents': []}, 'from': 'test', 'to': 'test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test","sentTime":"2015-05-03T19:09:57.861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 ","sentTime":"2015-05-03T19:11:13.441Z"}</text:p>
          </table:table-cell>
        </table:table-row>
        <table:table-row table:style-name="ro2">
          <table:table-cell office:value-type="string" calcext:value-type="string">
            <text:p>Not handling {'sentTime': '2015-05-03T19:11:13.441Z', 'commandType': 'SendMessage', 'privateMessage': 'hello ', 'destination': {'tag': 'Broadcast', 'contents': []}, 'from': 'test', 'to': 'test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 ","sentTime":"2015-05-03T19:11:13.441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","sentTime":"2015-05-15T23:26:45.107Z"}</text:p>
          </table:table-cell>
        </table:table-row>
        <table:table-row table:style-name="ro2">
          <table:table-cell office:value-type="string" calcext:value-type="string">
            <text:p>Not handling {'sentTime': '2015-05-15T23:26:45.107Z', 'commandType': 'SendMessage', 'privateMessage': 'hello', 'destination': {'tag': 'Broadcast', 'contents': []}, 'from': 'test', 'to': 'test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05-15T23:26:45.107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","sentTime":"2015-05-29T23:11:29.865Z"}</text:p>
          </table:table-cell>
        </table:table-row>
        <table:table-row table:style-name="ro2">
          <table:table-cell office:value-type="string" calcext:value-type="string">
            <text:p>Not handling {'sentTime': '2015-05-29T23:11:29.865Z', 'commandType': 'SendMessage', 'privateMessage': 'hi', 'destination': {'tag': 'Broadcast', 'contents': []}, 'from': 'test', 'to': 'test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05-29T23:11:29.865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","sentTime":"2015-06-02T22:42:31.531Z"}</text:p>
          </table:table-cell>
        </table:table-row>
        <table:table-row table:style-name="ro2">
          <table:table-cell office:value-type="string" calcext:value-type="string">
            <text:p>Not handling {'sentTime': '2015-06-02T22:42:31.531Z', 'commandType': 'SendMessage', 'privateMessage': 'hi', 'destination': {'tag': 'Broadcast', 'contents': []}, 'from': 'test', 'to': 'test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06-02T22:42:31.531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 there","sentTime":"2015-06-06T17:15:30.286Z"}</text:p>
          </table:table-cell>
        </table:table-row>
        <table:table-row table:style-name="ro2">
          <table:table-cell office:value-type="string" calcext:value-type="string">
            <text:p>Not handling {'sentTime': '2015-06-06T17:15:30.286Z', 'commandType': 'SendMessage', 'privateMessage': 'Hi there', 'destination': {'tag': 'Broadcast', 'contents': []}, 'from': 'test', 'to': 'test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 there","sentTime":"2015-06-06T17:15:30.286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dinkar","from":"dinkar","commandType":"SendMessage","privateMessage":"Hello room","sentTime":"2015-06-12T00:23:23.547Z"}</text:p>
          </table:table-cell>
        </table:table-row>
        <table:table-row table:style-name="ro2">
          <table:table-cell office:value-type="string" calcext:value-type="string">
            <text:p>Not handling {'sentTime': '2015-06-12T00:23:23.547Z', 'commandType': 'SendMessage', 'privateMessage': 'Hello room', 'destination': {'tag': 'Broadcast', 'contents': []}, 'from': 'dinkar', 'to': 'dinkar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ello room","sentTime":"2015-06-12T00:23:23.547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 there","sentTime":"2015-06-12T00:23:41.614Z"}</text:p>
          </table:table-cell>
        </table:table-row>
        <table:table-row table:style-name="ro2">
          <table:table-cell office:value-type="string" calcext:value-type="string">
            <text:p>Not handling {'sentTime': '2015-06-12T00:23:41.614Z', 'commandType': 'SendMessage', 'privateMessage': 'Hi there', 'destination': {'tag': 'Broadcast', 'contents': []}, 'from': 'test', 'to': 'test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 there","sentTime":"2015-06-12T00:23:41.614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dinkar","from":"dinkar","commandType":"SendMessage","privateMessage":"hello","sentTime":"2015-07-09T23:31:03.559Z"}</text:p>
          </table:table-cell>
        </table:table-row>
        <table:table-row table:style-name="ro2">
          <table:table-cell office:value-type="string" calcext:value-type="string">
            <text:p>Not handling {'sentTime': '2015-07-09T23:31:03.559Z', 'commandType': 'SendMessage', 'privateMessage': 'hello', 'destination': {'tag': 'Broadcast', 'contents': []}, 'from': 'dinkar', 'to': 'dinkar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ello","sentTime":"2015-07-09T23:31:03.559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","sentTime":"2015-07-30T12:30:31.705Z"}</text:p>
          </table:table-cell>
        </table:table-row>
        <table:table-row table:style-name="ro2">
          <table:table-cell office:value-type="string" calcext:value-type="string">
            <text:p>Not handling {'sentTime': '2015-07-30T12:30:31.705Z', 'commandType': 'SendMessage', 'privateMessage': 'Hello', 'destination': {'tag': 'Broadcast', 'contents': []}, 'from': 'test', 'to': 'test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07-30T12:30:31.705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dinkar","from":"dinkar","commandType":"SendMessage","privateMessage":"Hi again","sentTime":"2015-07-30T12:30:57.672Z"}</text:p>
          </table:table-cell>
        </table:table-row>
        <table:table-row table:style-name="ro2">
          <table:table-cell office:value-type="string" calcext:value-type="string">
            <text:p>Not handling {'sentTime': '2015-07-30T12:30:57.672Z', 'commandType': 'SendMessage', 'privateMessage': 'Hi again', 'destination': {'tag': 'Broadcast', 'contents': []}, 'from': 'dinkar', 'to': 'dinkar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i again","sentTime":"2015-07-30T12:30:57.672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dinkar","from":"dinkar","commandType":"SendMessage","privateMessage":"hello","sentTime":"2015-07-31T23:34:20.694Z"}</text:p>
          </table:table-cell>
        </table:table-row>
        <table:table-row table:style-name="ro2">
          <table:table-cell office:value-type="string" calcext:value-type="string">
            <text:p>Not handling {'sentTime': '2015-07-31T23:34:20.694Z', 'commandType': 'SendMessage', 'privateMessage': 'hello', 'destination': {'tag': 'Broadcast', 'contents': []}, 'from': 'dinkar', 'to': 'dinkar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ello","sentTime":"2015-07-31T23:34:20.694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dinkar","from":"dinkar","commandType":"SendMessage","privateMessage":"Hello","sentTime":"2015-08-14T12:52:08.613Z"}</text:p>
          </table:table-cell>
        </table:table-row>
        <table:table-row table:style-name="ro2">
          <table:table-cell office:value-type="string" calcext:value-type="string">
            <text:p>Not handling {'sentTime': '2015-08-14T12:52:08.613Z', 'commandType': 'SendMessage', 'privateMessage': 'Hello', 'destination': {'tag': 'Broadcast', 'contents': []}, 'from': 'dinkar', 'to': 'dinkar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ello","sentTime":"2015-08-14T12:52:08.613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","sentTime":"2015-10-17T14:39:01.568Z"}</text:p>
          </table:table-cell>
        </table:table-row>
        <table:table-row table:style-name="ro2">
          <table:table-cell office:value-type="string" calcext:value-type="string">
            <text:p>Not handling {'sentTime': '2015-10-17T14:39:01.568Z', 'commandType': 'SendMessage', 'privateMessage': 'hello', 'destination': {'tag': 'Broadcast', 'contents': []}, 'from': 'test', 'to': 'test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10-17T14:39:01.568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 hello hello","sentTime":"2015-10-17T14:39:14.970Z"}</text:p>
          </table:table-cell>
        </table:table-row>
        <table:table-row table:style-name="ro2">
          <table:table-cell office:value-type="string" calcext:value-type="string">
            <text:p>Not handling {'sentTime': '2015-10-17T14:39:14.970Z', 'commandType': 'SendMessage', 'privateMessage': 'hello hello hello', 'destination': {'tag': 'Broadcast', 'contents': []}, 'from': 'test', 'to': 'test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 hello hello","sentTime":"2015-10-17T14:39:14.970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more of this hello.","sentTime":"2015-10-17T14:39:22.976Z"}</text:p>
          </table:table-cell>
        </table:table-row>
        <table:table-row table:style-name="ro2">
          <table:table-cell office:value-type="string" calcext:value-type="string">
            <text:p>Not handling {'sentTime': '2015-10-17T14:39:22.976Z', 'commandType': 'SendMessage', 'privateMessage': 'more of this hello.', 'destination': {'tag': 'Broadcast', 'contents': []}, 'from': 'test', 'to': 'test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more of this hello.","sentTime":"2015-10-17T14:39:22.976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","sentTime":"2015-11-02T18:47:17.538Z"}</text:p>
          </table:table-cell>
        </table:table-row>
        <table:table-row table:style-name="ro2">
          <table:table-cell office:value-type="string" calcext:value-type="string">
            <text:p>Not handling {'sentTime': '2015-11-02T18:47:17.538Z', 'commandType': 'SendMessage', 'privateMessage': 'hi', 'destination': {'tag': 'Broadcast', 'contents': []}, 'from': 'test', 'to': 'test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11-02T18:47:17.538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","sentTime":"2015-11-02T18:47:24.108Z"}</text:p>
          </table:table-cell>
        </table:table-row>
        <table:table-row table:style-name="ro2">
          <table:table-cell office:value-type="string" calcext:value-type="string">
            <text:p>Not handling {'sentTime': '2015-11-02T18:47:24.108Z', 'commandType': 'SendMessage', 'privateMessage': '', 'destination': {'tag': 'Broadcast', 'contents': []}, 'from': 'test', 'to': 'test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","sentTime":"2015-11-02T18:47:24.108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 again","sentTime":"2015-11-02T18:47:25.826Z"}</text:p>
          </table:table-cell>
        </table:table-row>
        <table:table-row table:style-name="ro2">
          <table:table-cell office:value-type="string" calcext:value-type="string">
            <text:p>Not handling {'sentTime': '2015-11-02T18:47:25.826Z', 'commandType': 'SendMessage', 'privateMessage': 'hello again', 'destination': {'tag': 'Broadcast', 'contents': []}, 'from': 'test', 'to': 'test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 again","sentTime":"2015-11-02T18:47:25.826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","sentTime":"2015-11-07T00:25:42.540Z"}</text:p>
          </table:table-cell>
        </table:table-row>
        <table:table-row table:style-name="ro2">
          <table:table-cell office:value-type="string" calcext:value-type="string">
            <text:p>Not handling {'sentTime': '2015-11-07T00:25:42.540Z', 'commandType': 'SendMessage', 'privateMessage': 'hi', 'destination': {'tag': 'Broadcast', 'contents': []}, 'from': 'test', 'to': 'test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11-07T00:25:42.540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","sentTime":"2015-11-07T00:25:52.008Z"}</text:p>
          </table:table-cell>
        </table:table-row>
        <table:table-row table:style-name="ro2">
          <table:table-cell office:value-type="string" calcext:value-type="string">
            <text:p>Not handling {'sentTime': '2015-11-07T00:25:52.008Z', 'commandType': 'SendMessage', 'privateMessage': 'hi', 'destination': {'tag': 'Broadcast', 'contents': []}, 'from': 'test', 'to': 'test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11-07T00:25:52.008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dinkar","from":"dinkar","commandType":"SendMessage","privateMessage":"hi","sentTime":"2015-11-07T00:26:22.748Z"}</text:p>
          </table:table-cell>
        </table:table-row>
        <table:table-row table:style-name="ro2">
          <table:table-cell office:value-type="string" calcext:value-type="string">
            <text:p>Not handling {'sentTime': '2015-11-07T00:26:22.748Z', 'commandType': 'SendMessage', 'privateMessage': 'hi', 'destination': {'tag': 'Broadcast', 'contents': []}, 'from': 'dinkar', 'to': 'dinkar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i","sentTime":"2015-11-07T00:26:22.748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","sentTime":"2015-11-07T00:27:12.898Z"}</text:p>
          </table:table-cell>
        </table:table-row>
        <table:table-row table:style-name="ro2">
          <table:table-cell office:value-type="string" calcext:value-type="string">
            <text:p>Not handling {'sentTime': '2015-11-07T00:27:12.898Z', 'commandType': 'SendMessage', 'privateMessage': '', 'destination': {'tag': 'Broadcast', 'contents': []}, 'from': 'test', 'to': 'test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","sentTime":"2015-11-07T00:27:12.898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r3d1","from":"r3d1","commandType":"SendMessage","privateMessage":"hello","sentTime":"2015-11-12T14:20:41.746Z"}</text:p>
          </table:table-cell>
        </table:table-row>
        <table:table-row table:style-name="ro2">
          <table:table-cell office:value-type="string" calcext:value-type="string">
            <text:p>Not handling {'sentTime': '2015-11-12T14:20:41.746Z', 'commandType': 'SendMessage', 'privateMessage': 'hello', 'destination': {'tag': 'Broadcast', 'contents': []}, 'from': 'r3d1', 'to': 'r3d1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r3d1","from":"r3d1","commandType":"SendMessage","privateMessage":"hello","sentTime":"2015-11-12T14:20:41.746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r3d1","from":"r3d1","commandType":"SendMessage","privateMessage":"hi again","sentTime":"2015-11-12T14:21:26.889Z"}</text:p>
          </table:table-cell>
        </table:table-row>
        <table:table-row table:style-name="ro2">
          <table:table-cell office:value-type="string" calcext:value-type="string">
            <text:p>Not handling {'sentTime': '2015-11-12T14:21:26.889Z', 'commandType': 'SendMessage', 'privateMessage': 'hi again', 'destination': {'tag': 'Broadcast', 'contents': []}, 'from': 'r3d1', 'to': 'r3d1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r3d1","from":"r3d1","commandType":"SendMessage","privateMessage":"hi again","sentTime":"2015-11-12T14:21:26.889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test","sentTime":"2015-11-16T13:51:04.431Z"}</text:p>
          </table:table-cell>
        </table:table-row>
        <table:table-row table:style-name="ro2">
          <table:table-cell office:value-type="string" calcext:value-type="string">
            <text:p>Not handling {'sentTime': '2015-11-16T13:51:04.431Z', 'commandType': 'SendMessage', 'privateMessage': 'test', 'destination': {'tag': 'Broadcast', 'contents': []}, 'from': 'test', 'to': 'test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test","sentTime":"2015-11-16T13:51:04.431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","sentTime":"2015-11-16T13:59:01.815Z"}</text:p>
          </table:table-cell>
        </table:table-row>
        <table:table-row table:style-name="ro2">
          <table:table-cell office:value-type="string" calcext:value-type="string">
            <text:p>Not handling {'sentTime': '2015-11-16T13:59:01.815Z', 'commandType': 'SendMessage', 'privateMessage': 'hello', 'destination': {'tag': 'Broadcast', 'contents': []}, 'from': 'test', 'to': 'test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11-16T13:59:01.815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","sentTime":"2015-12-06T20:15:22.020Z"}</text:p>
          </table:table-cell>
        </table:table-row>
        <table:table-row table:style-name="ro2">
          <table:table-cell office:value-type="string" calcext:value-type="string">
            <text:p>Not handling {'sentTime': '2015-12-06T20:15:22.020Z', 'commandType': 'SendMessage', 'privateMessage': 'hello', 'destination': {'tag': 'Broadcast', 'contents': []}, 'from': 'test', 'to': 'test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12-06T20:15:22.020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","sentTime":"2015-12-06T20:16:54.936Z"}</text:p>
          </table:table-cell>
        </table:table-row>
        <table:table-row table:style-name="ro2">
          <table:table-cell office:value-type="string" calcext:value-type="string">
            <text:p>Not handling {'sentTime': '2015-12-06T20:16:54.936Z', 'commandType': 'SendMessage', 'privateMessage': 'hello', 'destination': {'tag': 'Broadcast', 'contents': []}, 'from': 'test', 'to': 'test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12-06T20:16:54.936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dinkar","from":"dinkar","commandType":"SendMessage","privateMessage":"hello from me","sentTime":"2015-12-06T20:17:11.620Z"}</text:p>
          </table:table-cell>
        </table:table-row>
        <table:table-row table:style-name="ro2">
          <table:table-cell office:value-type="string" calcext:value-type="string">
            <text:p>Not handling {'sentTime': '2015-12-06T20:17:11.620Z', 'commandType': 'SendMessage', 'privateMessage': 'hello from me', 'destination': {'tag': 'Broadcast', 'contents': []}, 'from': 'dinkar', 'to': 'dinkar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ello from me","sentTime":"2015-12-06T20:17:11.620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","sentTime":"2015-12-29T14:08:22.420Z"}</text:p>
          </table:table-cell>
        </table:table-row>
        <table:table-row table:style-name="ro2">
          <table:table-cell office:value-type="string" calcext:value-type="string">
            <text:p>Not handling {'sentTime': '2015-12-29T14:08:22.420Z', 'commandType': 'SendMessage', 'privateMessage': 'Hello', 'destination': {'tag': 'Broadcast', 'contents': []}, 'from': 'test', 'to': 'test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12-29T14:08:22.420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","sentTime":"2015-12-29T14:08:22.805Z"}</text:p>
          </table:table-cell>
        </table:table-row>
        <table:table-row table:style-name="ro2">
          <table:table-cell office:value-type="string" calcext:value-type="string">
            <text:p>Not handling {'sentTime': '2015-12-29T14:08:22.805Z', 'commandType': 'SendMessage', 'privateMessage': '', 'destination': {'tag': 'Broadcast', 'contents': []}, 'from': 'test', 'to': 'test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","sentTime":"2015-12-29T14:08:22.805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another hello","sentTime":"2015-12-29T14:08:40.043Z"}</text:p>
          </table:table-cell>
        </table:table-row>
        <table:table-row table:style-name="ro2">
          <table:table-cell office:value-type="string" calcext:value-type="string">
            <text:p>Not handling {'sentTime': '2015-12-29T14:08:40.043Z', 'commandType': 'SendMessage', 'privateMessage': 'another hello', 'destination': {'tag': 'Broadcast', 'contents': []}, 'from': 'test', 'to': 'test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another hello","sentTime":"2015-12-29T14:08:40.043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","sentTime":"2015-12-29T14:08:43.304Z"}</text:p>
          </table:table-cell>
        </table:table-row>
        <table:table-row table:style-name="ro2">
          <table:table-cell office:value-type="string" calcext:value-type="string">
            <text:p>Not handling {'sentTime': '2015-12-29T14:08:43.304Z', 'commandType': 'SendMessage', 'privateMessage': 'hello', 'destination': {'tag': 'Broadcast', 'contents': []}, 'from': 'test', 'to': 'test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12-29T14:08:43.304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","sentTime":"2015-12-29T14:08:52.358Z"}</text:p>
          </table:table-cell>
        </table:table-row>
        <table:table-row table:style-name="ro2">
          <table:table-cell office:value-type="string" calcext:value-type="string">
            <text:p>Not handling {'sentTime': '2015-12-29T14:08:52.358Z', 'commandType': 'SendMessage', 'privateMessage': 'hello', 'destination': {'tag': 'Broadcast', 'contents': []}, 'from': 'test', 'to': 'test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12-29T14:08:52.358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","sentTime":"2015-12-29T14:08:55.795Z"}</text:p>
          </table:table-cell>
        </table:table-row>
        <table:table-row table:style-name="ro2">
          <table:table-cell office:value-type="string" calcext:value-type="string">
            <text:p>Not handling {'sentTime': '2015-12-29T14:08:55.795Z', 'commandType': 'SendMessage', 'privateMessage': 'hi', 'destination': {'tag': 'Broadcast', 'contents': []}, 'from': 'test', 'to': 'test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12-29T14:08:55.795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p","sentTime":"2015-12-29T14:11:38.287Z"}</text:p>
          </table:table-cell>
        </table:table-row>
        <table:table-row table:style-name="ro2">
          <table:table-cell office:value-type="string" calcext:value-type="string">
            <text:p>Not handling {'sentTime': '2015-12-29T14:11:38.287Z', 'commandType': 'SendMessage', 'privateMessage': 'Help', 'destination': {'tag': 'Broadcast', 'contents': []}, 'from': 'test', 'to': 'test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p","sentTime":"2015-12-29T14:11:38.287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Test","sentTime":"2015-12-30T13:29:03.560Z"}</text:p>
          </table:table-cell>
        </table:table-row>
        <table:table-row table:style-name="ro2">
          <table:table-cell office:value-type="string" calcext:value-type="string">
            <text:p>Not handling {'sentTime': '2015-12-30T13:29:03.560Z', 'commandType': 'SendMessage', 'privateMessage': 'Test', 'destination': {'tag': 'Broadcast', 'contents': []}, 'from': 'test', 'to': 'test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Test","sentTime":"2015-12-30T13:29:03.560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Another test","sentTime":"2015-12-30T13:29:24.525Z"}</text:p>
          </table:table-cell>
        </table:table-row>
        <table:table-row table:style-name="ro2">
          <table:table-cell office:value-type="string" calcext:value-type="string">
            <text:p>Not handling {'sentTime': '2015-12-30T13:29:24.525Z', 'commandType': 'SendMessage', 'privateMessage': 'Another test', 'destination': {'tag': 'Broadcast', 'contents': []}, 'from': 'test', 'to': 'test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Another test","sentTime":"2015-12-30T13:29:24.525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dinkar","from":"dinkar","commandType":"SendMessage","privateMessage":"Hello","sentTime":"2016-01-08T01:53:33.595Z"}</text:p>
          </table:table-cell>
        </table:table-row>
        <table:table-row table:style-name="ro2">
          <table:table-cell office:value-type="string" calcext:value-type="string">
            <text:p>Not handling {'sentTime': '2016-01-08T01:53:33.595Z', 'commandType': 'SendMessage', 'privateMessage': 'Hello', 'destination': {'tag': 'Broadcast', 'contents': []}, 'from': 'dinkar', 'to': 'dinkar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ello","sentTime":"2016-01-08T01:53:33.595Z"}</text:p>
          </table:table-cell>
        </table:table-row>
        <table:table-row table:style-name="ro2">
          <table:table-cell office:value-type="string" calcext:value-type="string">
            <text:p>Server response &lt;--{"commandType":"SelectAllCompanies","company":[{"companyID":"test","companyImage":"data:image/png;base64,iVBORw0KGgoAAAANSUhEUgAAB4AAAAQ4CAIAAABnsVYUAAAAA3NCSVQICAjb4U/gAAAAGXRFWHRTb2","companyName":"test","generalMailbox":"test@tess.org"},{"companyID":"test123","companyImage":"data:image/png;base64,iVBORw0KGgoAAAANSUhEUgAAB4AAAAQ4CAIAAABnsVYUAAAAA3NCSVQICAjb4U/gAAAAGXRFWHRTb2","companyName":"test123","generalMailbox":"test123"}],"nickName":"test","crudType":"SelectAllCompanies"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commandType":"SelectAllCompanies","company":[{"companyID":"test","companyImage":"data:image/png;base64,iVBORw0KGgoAAAANSUhEUgAAB4AAAAQ4CAIAAABnsVYUAAAAA3NCSVQICAjb4U/gAAAAGXRFWHRTb2","companyName":"test","generalMailbox":"test@tess.org"},{"companyID":"test123","companyImage":"data:image/png;base64,iVBORw0KGgoAAAANSUhEUgAAB4AAAAQ4CAIAAABnsVYUAAAAA3NCSVQICAjb4U/gAAAAGXRFWHRTb2","companyName":"test123","generalMailbox":"test123"}],"nickName":"test","crudType":"SelectAllCompanies"}</text:p>
          </table:table-cell>
        </table:table-row>
        <table:table-row table:style-name="ro2">
          <table:table-cell office:value-type="string" calcext:value-type="string">
            <text:p>Server response &lt;--{"Right":{"creator":"test","portfolioId":"INVALID PORTFOLIO","quantity":"1","value":"29.47","stressValue":"29.47","symbol":"AA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9.47","stressValue":"29.47","symbol":"AA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Server response &lt;--{"Right":{"creator":"test","portfolioId":"INVALID PORTFOLIO","quantity":"1","value":"30.36","stressValue":"30.36","symbol":"AA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0.36","stressValue":"30.36","symbol":"AA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Server response &lt;--{"Right":{"creator":"test","portfolioId":"INVALID PORTFOLIO","quantity":"1","value":"3.58","stressValue":"3.58","symbol":"AAM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58","stressValue":"3.58","symbol":"AAM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Server response &lt;--{"Right":{"creator":"test","portfolioId":"INVALID PORTFOLIO","quantity":"1","value":"9.95","stressValue":"9.95","symbol":"AAO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9.95","stressValue":"9.95","symbol":"AAO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Server response &lt;--{"Right":{"creator":"test","portfolioId":"INVALID PORTFOLIO","quantity":"1","value":"26.28","stressValue":"26.28","symbol":"AAO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6.28","stressValue":"26.28","symbol":"AAO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Closing websocket connection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another hello","sentTime":"2015-12-29T14:08:40.043Z"}</text:p>
          </table:table-cell>
        </table:table-row>
        <table:table-row table:style-name="ro2">
          <table:table-cell office:value-type="string" calcext:value-type="string">
            <text:p>Not handling {'sentTime': '2015-12-29T14:08:40.043Z', 'privateMessage': 'another hello', 'destination': {'contents': [], 'tag': 'Broadcast'}, 'to': 'test', 'commandType': 'SendMessage', 'from': 'test'}</text:p>
          </table:table-cell>
        </table:table-row>
        <table:table-row table:style-name="ro2">
          <table:table-cell office:value-type="string" calcext:value-type="string">
            <text:p>Send keep alive {'nickName': 'test', 'keepAlive': 'Ping', 'commandType': 'KeepAlive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another hello","sentTime":"2015-12-29T14:08:40.043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","sentTime":"2015-12-29T14:08:43.304Z"}</text:p>
          </table:table-cell>
        </table:table-row>
        <table:table-row table:style-name="ro2">
          <table:table-cell office:value-type="string" calcext:value-type="string">
            <text:p>Not handling {'sentTime': '2015-12-29T14:08:43.304Z', 'privateMessage': 'hello', 'destination': {'contents': [], 'tag': 'Broadcast'}, 'to': 'test', 'commandType': 'SendMessage', 'from': 'test'}</text:p>
          </table:table-cell>
        </table:table-row>
        <table:table-row table:style-name="ro2">
          <table:table-cell office:value-type="string" calcext:value-type="string">
            <text:p>Send keep alive {'nickName': 'test', 'keepAlive': 'Ping', 'commandType': 'KeepAlive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12-29T14:08:43.304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","sentTime":"2015-12-29T14:08:52.358Z"}</text:p>
          </table:table-cell>
        </table:table-row>
        <table:table-row table:style-name="ro2">
          <table:table-cell office:value-type="string" calcext:value-type="string">
            <text:p>Not handling {'sentTime': '2015-12-29T14:08:52.358Z', 'privateMessage': 'hello', 'destination': {'contents': [], 'tag': 'Broadcast'}, 'to': 'test', 'commandType': 'SendMessage', 'from': 'test'}</text:p>
          </table:table-cell>
        </table:table-row>
        <table:table-row table:style-name="ro2">
          <table:table-cell office:value-type="string" calcext:value-type="string">
            <text:p>Send keep alive {'nickName': 'test', 'keepAlive': 'Ping', 'commandType': 'KeepAlive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12-29T14:08:52.358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","sentTime":"2015-12-29T14:08:55.795Z"}</text:p>
          </table:table-cell>
        </table:table-row>
        <table:table-row table:style-name="ro2">
          <table:table-cell office:value-type="string" calcext:value-type="string">
            <text:p>Not handling {'sentTime': '2015-12-29T14:08:55.795Z', 'privateMessage': 'hi', 'destination': {'contents': [], 'tag': 'Broadcast'}, 'to': 'test', 'commandType': 'SendMessage', 'from': 'test'}</text:p>
          </table:table-cell>
        </table:table-row>
        <table:table-row table:style-name="ro2">
          <table:table-cell office:value-type="string" calcext:value-type="string">
            <text:p>Send keep alive {'nickName': 'test', 'keepAlive': 'Ping', 'commandType': 'KeepAlive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12-29T14:08:55.795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p","sentTime":"2015-12-29T14:11:38.287Z"}</text:p>
          </table:table-cell>
        </table:table-row>
        <table:table-row table:style-name="ro2">
          <table:table-cell office:value-type="string" calcext:value-type="string">
            <text:p>Not handling {'sentTime': '2015-12-29T14:11:38.287Z', 'privateMessage': 'Help', 'destination': {'contents': [], 'tag': 'Broadcast'}, 'to': 'test', 'commandType': 'SendMessage', 'from': 'test'}</text:p>
          </table:table-cell>
        </table:table-row>
        <table:table-row table:style-name="ro2">
          <table:table-cell office:value-type="string" calcext:value-type="string">
            <text:p>Send keep alive {'nickName': 'test', 'keepAlive': 'Ping', 'commandType': 'KeepAlive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p","sentTime":"2015-12-29T14:11:38.287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Test","sentTime":"2015-12-30T13:29:03.560Z"}</text:p>
          </table:table-cell>
        </table:table-row>
        <table:table-row table:style-name="ro2">
          <table:table-cell office:value-type="string" calcext:value-type="string">
            <text:p>Not handling {'sentTime': '2015-12-30T13:29:03.560Z', 'privateMessage': 'Test', 'destination': {'contents': [], 'tag': 'Broadcast'}, 'to': 'test', 'commandType': 'SendMessage', 'from': 'test'}</text:p>
          </table:table-cell>
        </table:table-row>
        <table:table-row table:style-name="ro2">
          <table:table-cell office:value-type="string" calcext:value-type="string">
            <text:p>Send keep alive {'nickName': 'test', 'keepAlive': 'Ping', 'commandType': 'KeepAlive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Test","sentTime":"2015-12-30T13:29:03.560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Another test","sentTime":"2015-12-30T13:29:24.525Z"}</text:p>
          </table:table-cell>
        </table:table-row>
        <table:table-row table:style-name="ro2">
          <table:table-cell office:value-type="string" calcext:value-type="string">
            <text:p>Not handling {'sentTime': '2015-12-30T13:29:24.525Z', 'privateMessage': 'Another test', 'destination': {'contents': [], 'tag': 'Broadcast'}, 'to': 'test', 'commandType': 'SendMessage', 'from': 'test'}</text:p>
          </table:table-cell>
        </table:table-row>
        <table:table-row table:style-name="ro2">
          <table:table-cell office:value-type="string" calcext:value-type="string">
            <text:p>Send keep alive {'nickName': 'test', 'keepAlive': 'Ping', 'commandType': 'KeepAlive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Another test","sentTime":"2015-12-30T13:29:24.525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dinkar","from":"dinkar","commandType":"SendMessage","privateMessage":"Hello","sentTime":"2016-01-08T01:53:33.595Z"}</text:p>
          </table:table-cell>
        </table:table-row>
        <table:table-row table:style-name="ro2">
          <table:table-cell office:value-type="string" calcext:value-type="string">
            <text:p>Not handling {'sentTime': '2016-01-08T01:53:33.595Z', 'privateMessage': 'Hello', 'destination': {'contents': [], 'tag': 'Broadcast'}, 'to': 'dinkar', 'commandType': 'SendMessage', 'from': 'dinkar'}</text:p>
          </table:table-cell>
        </table:table-row>
        <table:table-row table:style-name="ro2">
          <table:table-cell office:value-type="string" calcext:value-type="string">
            <text:p>Send keep alive {'nickName': 'test', 'keepAlive': 'Ping', 'commandType': 'KeepAlive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ello","sentTime":"2016-01-08T01:53:33.595Z"}</text:p>
          </table:table-cell>
        </table:table-row>
        <table:table-row table:style-name="ro2">
          <table:table-cell office:value-type="string" calcext:value-type="string">
            <text:p>Server response &lt;--{"commandType":"SelectAllCompanies","company":[{"companyID":"test","companyImage":"data:image/png;base64,iVBORw0KGgoAAAANSUhEUgAAB4AAAAQ4CAIAAABnsVYUAAAAA3NCSVQICAjb4U/gAAAAGXRFWHRTb2","companyName":"test","generalMailbox":"test@tess.org"},{"companyID":"test123","companyImage":"data:image/png;base64,iVBORw0KGgoAAAANSUhEUgAAB4AAAAQ4CAIAAABnsVYUAAAAA3NCSVQICAjb4U/gAAAAGXRFWHRTb2","companyName":"test123","generalMailbox":"test123"}],"nickName":"test","crudType":"SelectAllCompanies"}</text:p>
          </table:table-cell>
        </table:table-row>
        <table:table-row table:style-name="ro2">
          <table:table-cell office:value-type="string" calcext:value-type="string">
            <text:p>Closing websocket connection</text:p>
          </table:table-cell>
        </table:table-row>
        <table:table-row table:style-name="ro2">
          <table:table-cell office:value-type="string" calcext:value-type="string">
            <text:p>{'companyName': 'test123', 'companyID': 'test123', 'generalMailbox': 'test123', 'companyImage': 'data:image/png;base64,iVBORw0KGgoAAAANSUhEUgAAB4AAAAQ4CAIAAABnsVYUAAAAA3NCSVQICAjb4U/gAAAAGXRFWHRTb2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commandType":"SelectAllCompanies","company":[{"companyID":"test","companyImage":"data:image/png;base64,iVBORw0KGgoAAAANSUhEUgAAB4AAAAQ4CAIAAABnsVYUAAAAA3NCSVQICAjb4U/gAAAAGXRFWHRTb2","companyName":"test","generalMailbox":"test@tess.org"},{"companyID":"test123","companyImage":"data:image/png;base64,iVBORw0KGgoAAAANSUhEUgAAB4AAAAQ4CAIAAABnsVYUAAAAA3NCSVQICAjb4U/gAAAAGXRFWHRTb2","companyName":"test123","generalMailbox":"test123"}],"nickName":"test","crudType":"SelectAllCompanies"}</text:p>
          </table:table-cell>
        </table:table-row>
        <table:table-row table:style-name="ro2">
          <table:table-cell office:value-type="string" calcext:value-type="string">
            <text:p>Server response &lt;--{"Right":{"creator":"test","portfolioId":"INVALID PORTFOLIO","quantity":"1","value":"31.26","stressValue":"31.26","symbol":"AA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1.26","stressValue":"31.26","symbol":"AA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Server response &lt;--{"Right":{"creator":"test","portfolioId":"INVALID PORTFOLIO","quantity":"1","value":"33.14","stressValue":"33.14","symbol":"AA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3.14","stressValue":"33.14","symbol":"AA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Server response &lt;--{"Right":{"creator":"test","portfolioId":"INVALID PORTFOLIO","quantity":"1","value":"3.5301","stressValue":"3.5301","symbol":"AAM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5301","stressValue":"3.5301","symbol":"AAM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Server response &lt;--{"Right":{"creator":"test","portfolioId":"INVALID PORTFOLIO","quantity":"1","value":"10.26","stressValue":"10.26","symbol":"AAO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0.26","stressValue":"10.26","symbol":"AAO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Server response &lt;--{"Right":{"creator":"test","portfolioId":"INVALID PORTFOLIO","quantity":"1","value":"27.14","stressValue":"27.14","symbol":"AAO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7.14","stressValue":"27.14","symbol":"AAO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Closing websocket conne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6">00/00/0000</text:date>, <text:time style:data-style-name="N2" text:time-value="23:23:41.7040041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3:25:44.101120961</meta:creation-date>
    <dc:date>2016-06-16T08:09:28.139537958</dc:date>
    <meta:editing-duration>P3DT16H47M39S</meta:editing-duration>
    <meta:editing-cycles>64</meta:editing-cycles>
    <meta:generator>LibreOffice/4.2.8.2$Linux_X86_64 LibreOffice_project/420m0$Build-2</meta:generator>
    <meta:document-statistic meta:table-count="3" meta:cell-count="346" meta:object-count="2"/>
  </office:meta>
</office:document-meta>
</file>